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e2d" officeooo:paragraph-rsid="00029e2d"/>
    </style:style>
    <style:style style:name="P2" style:family="paragraph" style:parent-style-name="Standard">
      <style:text-properties officeooo:rsid="00049db4" officeooo:paragraph-rsid="00049db4"/>
    </style:style>
    <style:style style:name="P3" style:family="paragraph" style:parent-style-name="Standard">
      <style:text-properties officeooo:rsid="00058dd8" officeooo:paragraph-rsid="00058dd8"/>
    </style:style>
    <style:style style:name="P4" style:family="paragraph" style:parent-style-name="Standard">
      <style:text-properties officeooo:rsid="0007372b" officeooo:paragraph-rsid="0007372b"/>
    </style:style>
    <style:style style:name="P5" style:family="paragraph" style:parent-style-name="Standard">
      <style:text-properties officeooo:rsid="0007605f" officeooo:paragraph-rsid="0007605f"/>
    </style:style>
    <style:style style:name="P6" style:family="paragraph" style:parent-style-name="Standard">
      <style:text-properties officeooo:rsid="000776bd" officeooo:paragraph-rsid="000776bd"/>
    </style:style>
    <style:style style:name="P7" style:family="paragraph" style:parent-style-name="Standard">
      <style:text-properties officeooo:rsid="000958e8" officeooo:paragraph-rsid="000958e8"/>
    </style:style>
    <style:style style:name="P8" style:family="paragraph" style:parent-style-name="Standard">
      <style:text-properties officeooo:rsid="000a4e96" officeooo:paragraph-rsid="000a4e96"/>
    </style:style>
    <style:style style:name="P9" style:family="paragraph" style:parent-style-name="Standard">
      <style:text-properties officeooo:rsid="000ae8a8" officeooo:paragraph-rsid="000ae8a8"/>
    </style:style>
    <style:style style:name="P10" style:family="paragraph" style:parent-style-name="Standard">
      <style:text-properties officeooo:rsid="000c5355" officeooo:paragraph-rsid="000c5355"/>
    </style:style>
    <style:style style:name="P11" style:family="paragraph" style:parent-style-name="Standard">
      <style:text-properties officeooo:rsid="000c8245" officeooo:paragraph-rsid="000c8245"/>
    </style:style>
    <style:style style:name="P12" style:family="paragraph" style:parent-style-name="Standard">
      <style:text-properties officeooo:rsid="000e61b2" officeooo:paragraph-rsid="000e61b2"/>
    </style:style>
    <style:style style:name="P13" style:family="paragraph" style:parent-style-name="Standard">
      <style:text-properties officeooo:rsid="0012551c" officeooo:paragraph-rsid="0012551c"/>
    </style:style>
    <style:style style:name="P14" style:family="paragraph" style:parent-style-name="Standard">
      <style:text-properties officeooo:rsid="001375a3" officeooo:paragraph-rsid="001375a3"/>
    </style:style>
    <style:style style:name="P15" style:family="paragraph" style:parent-style-name="Standard">
      <style:text-properties officeooo:rsid="001530a7" officeooo:paragraph-rsid="001530a7"/>
    </style:style>
    <style:style style:name="P16" style:family="paragraph" style:parent-style-name="Standard">
      <style:text-properties officeooo:rsid="0015a4b5" officeooo:paragraph-rsid="0015a4b5"/>
    </style:style>
    <style:style style:name="P17" style:family="paragraph" style:parent-style-name="Standard">
      <style:text-properties officeooo:rsid="001743f3" officeooo:paragraph-rsid="001743f3"/>
    </style:style>
    <style:style style:name="P18" style:family="paragraph" style:parent-style-name="Standard">
      <style:text-properties officeooo:rsid="00187ed6" officeooo:paragraph-rsid="00187ed6"/>
    </style:style>
    <style:style style:name="T1" style:family="text">
      <style:text-properties officeooo:rsid="0007372b"/>
    </style:style>
    <style:style style:name="T2" style:family="text">
      <style:text-properties officeooo:rsid="000d2745"/>
    </style:style>
    <style:style style:name="T3" style:family="text">
      <style:text-properties officeooo:rsid="000e61b2"/>
    </style:style>
    <style:style style:name="T4" style:family="text">
      <style:text-properties officeooo:rsid="000ff571"/>
    </style:style>
    <style:style style:name="T5" style:family="text">
      <style:text-properties officeooo:rsid="00174082"/>
    </style:style>
    <style:style style:name="T6" style:family="text">
      <style:text-properties officeooo:rsid="00195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2 :</text:p>
      <text:p text:style-name="P1">base.sql et requetes.sql</text:p>
      <text:p text:style-name="P2"><text:span text:style-name="T1">C</text:span>ode interface =&gt; (JAVA ou PHP)</text:p>
      <text:p text:style-name="P3"><text:span text:style-name="T1">R</text:span>apport résumé (avec capture écran, explication, …)</text:p>
      <text:p text:style-name="P4">Manuel d'utilisation</text:p>
      <text:p text:style-name="P4"/>
      <text:p text:style-name="P5">base.sql :</text:p>
      <text:p text:style-name="P6">Optimisation en fonction des consignes</text:p>
      <text:p text:style-name="P7">Deboggage Final</text:p>
      <text:p text:style-name="P8">Comptes utilisateurs =&gt; Gestion des droits (Admin, Visualiseur)</text:p>
      <text:p text:style-name="P9">Requ<text:span text:style-name="T3">ê</text:span>tes en fonction du rendu final</text:p>
      <text:p text:style-name="P9"/>
      <text:p text:style-name="P10">Interface :</text:p>
      <text:p text:style-name="P11">Soit 1 page par opération<text:span text:style-name="T2">(Insertion, Modification, Suppression)</text:span>, soit 1 pour toutes <text:span text:style-name="T3">et 1 pour les requêtes</text:span></text:p>
      <text:p text:style-name="P12">1 <text:span text:style-name="T4">page pour la gestion(Création, Gestion des droits, Suppression) des comptes</text:span></text:p>
      <text:p text:style-name="P13"/>
      <text:p text:style-name="P13">Select : <text:span text:style-name="T5">(Admin, Visualiseur)</text:span></text:p>
      <text:p text:style-name="P13">-Par statistique</text:p>
      <text:p text:style-name="P13">-Par filtre</text:p>
      <text:p text:style-name="P13"/>
      <text:p text:style-name="P14">Insertion : <text:span text:style-name="T5">(Admin)</text:span></text:p>
      <text:p text:style-name="P14">-Insertion complète</text:p>
      <text:p text:style-name="P14">-Insertion en ajout de l'existant</text:p>
      <text:p text:style-name="P14">=&gt; Demande une recherche de l'existant</text:p>
      <text:p text:style-name="P14"/>
      <text:p text:style-name="P15">Suppression : <text:span text:style-name="T5">(Admin)</text:span></text:p>
      <text:p text:style-name="P16">-Recherche de l'existant puis suppression avec demande de confirmation</text:p>
      <text:p text:style-name="P16"/>
      <text:p text:style-name="P17">Travail à terminer :</text:p>
      <text:p text:style-name="P18">Gestion de Personne/Métier</text:p>
      <text:p text:style-name="P18">Gestion des vérifications de date <text:span text:style-name="T6">(pas plus de 28/29-30/31 jours par mois et Domaine pour les noms des mois recherche de ressemblance si mal écrit)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28:00.684000000</meta:creation-date>
    <meta:generator>LibreOffice/6.0.7.3$Windows_X86_64 LibreOffice_project/dc89aa7a9eabfd848af146d5086077aeed2ae4a5</meta:generator>
    <dc:date>2019-01-21T17:40:10.402000000</dc:date>
    <meta:editing-duration>PT11M59S</meta:editing-duration>
    <meta:editing-cycles>25</meta:editing-cycles>
    <meta:document-statistic meta:table-count="0" meta:image-count="0" meta:object-count="0" meta:page-count="1" meta:paragraph-count="25" meta:word-count="141" meta:character-count="940" meta:non-whitespace-character-count="824"/>
  </office:meta>
</office:document-meta>
</file>